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text-properties style:text-position="0% 100%" fo:font-weight="normal" style:font-weight-asian="normal" style:font-weight-complex="normal"/>
    </style:style>
    <style:style style:name="P7" style:family="paragraph" style:parent-style-name="Standard">
      <style:text-properties style:text-position="0% 100%" fo:font-weight="bold" style:font-weight-asian="bold" style:font-weight-complex="bold"/>
    </style:style>
    <style:style style:name="P8" style:family="paragraph" style:parent-style-name="Standard">
      <style:text-properties style:text-line-through-style="none" style:text-line-through-type="none"/>
    </style:style>
    <style:style style:name="P9" style:family="paragraph" style:parent-style-name="Standard">
      <style:text-properties style:text-line-through-style="none" style:text-line-through-type="none" style:font-size-asian="10.5pt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fo:color="#c9211e"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G68-BASED EXPERIMENTAL SOC</text:p>
      <text:p text:style-name="P5">REGISTER DOCUMENTATION</text:p>
      <text:p text:style-name="P1"/>
      <text:p text:style-name="P1"/>
      <text:p text:style-name="P1"/>
      <text:p text:style-name="P2">VIDEO CONTROLLER</text:p>
      <text:p text:style-name="P2">Base address 0x80000000</text:p>
      <text:p text:style-name="P4"/>
      <text:p text:style-name="P1"><text:tab/>FRAMEBUFFER</text:p>
      <text:p text:style-name="P1"/>
      <text:p text:style-name="P1">0<text:tab/>Long<text:tab/>Framebuffer address</text:p>
      <text:p text:style-name="P1"/>
      <text:p text:style-name="Standard"><text:span text:style-name="T1">4<text:tab/>Word<text:tab/>Even row modulo</text:span> (not yet implemented)</text:p>
      <text:p text:style-name="P1"/>
      <text:p text:style-name="Standard"><text:span text:style-name="T1">6<text:tab/>Word<text:tab/>Odd row modulo</text:span> (not yet implemented)</text:p>
      <text:p text:style-name="P1"/>
      <text:p text:style-name="Standard"><text:span text:style-name="T1">8<text:tab/>Word<text:tab/>HTotal</text:span> - <text:s/>the total number of pixel clocks in a scanline </text:p>
      <text:p text:style-name="P1"/>
      <text:p text:style-name="Standard"><text:span text:style-name="T1">A<text:tab/>Word<text:tab/>HSize</text:span> – number of horizontal pixels displayed</text:p>
      <text:p text:style-name="P1"/>
      <text:p text:style-name="Standard"><text:span text:style-name="T1">C<text:tab/>Word<text:tab/>HBStart</text:span> – start of the horizontal blank</text:p>
      <text:p text:style-name="P1"/>
      <text:p text:style-name="Standard"><text:span text:style-name="T1">E<text:tab/>Word<text:tab/>HBStop</text:span> – end of the horizontal blanking period</text:p>
      <text:p text:style-name="P1"/>
      <text:p text:style-name="Standard"><text:span text:style-name="T1">10<text:tab/>Word<text:tab/>Vtotal</text:span> – the number of scanlines in a frame</text:p>
      <text:p text:style-name="P1"/>
      <text:p text:style-name="Standard"><text:span text:style-name="T1">12<text:tab/>Word<text:tab/>Vsize </text:span>– the number of displayed scanlines</text:p>
      <text:p text:style-name="P1"/>
      <text:p text:style-name="Standard"><text:span text:style-name="T1">14<text:tab/>Word<text:tab/>Vbstart</text:span> – start of the vertical blanking period</text:p>
      <text:p text:style-name="Standard"/>
      <text:p text:style-name="Standard"><text:span text:style-name="T1">16<text:tab/>Word<text:tab/>Vbstop</text:span> – end of the vertical blanking period</text:p>
      <text:p text:style-name="P1"/>
      <text:p text:style-name="Standard"><text:span text:style-name="T1">18<text:tab/>Word<text:tab/>Control</text:span> <text:s/>(not yet implemented)</text:p>
      <text:p text:style-name="Standard"><text:tab/><text:tab/>bit 7<text:tab/>Character overlay on/off</text:p>
      <text:p text:style-name="Standard"><text:tab/><text:tab/>bits 3 downto 1: resolution – number of clocks per pixel</text:p>
      <text:p text:style-name="Standard"><text:tab/><text:tab/>bit 0<text:tab/>visible.<text:span text:style-name="T4"> <text:s/></text:span><text:span text:style-name="T5">(not yet implemented)</text:span></text:p>
      <text:p text:style-name="P1"/>
      <text:p text:style-name="P1">Interrupts: Int 1 - vblank</text:p>
      <text:p text:style-name="P1"/>
      <text:p text:style-name="P1"><text:tab/>SPRITE</text:p>
      <text:p text:style-name="P1"/>
      <text:p text:style-name="P1">100<text:tab/>Long<text:tab/>Sprite 0 pointer. <text:span text:style-name="T2">Sprite is 16 pixels square, in 4-bit “truecolour” format.</text:span></text:p>
      <text:p text:style-name="P6"><text:tab/><text:tab/>Bit 0: opacity, 1: red, 2: green, 3: blue</text:p>
      <text:p text:style-name="P1"><text:tab/><text:tab/></text:p>
      <text:p text:style-name="P1">104<text:tab/>Word<text:tab/>Sp0XPos</text:p>
      <text:p text:style-name="P1"/>
      <text:p text:style-name="P1">106<text:tab/>Word<text:tab/>Sp0YPos</text:p>
      <text:p text:style-name="P2"/>
      <text:p text:style-name="P11">CHARACTER BUFFER</text:p>
      <text:p text:style-name="P2">used for the character overlay:</text:p>
      <text:p text:style-name="P2">Base address: 0x80000800 – 0x80000fff, 2048 bytes.</text:p>
      <text:p text:style-name="P4"/>
      <text:p text:style-name="P3"/>
      <text:p text:style-name="P3"/>
      <text:p text:style-name="P2">PERIPHERAL CONTROLLER</text:p>
      <text:p text:style-name="P2">Base Address 0x81000000</text:p>
      <text:p text:style-name="Standard"/>
      <text:p text:style-name="Standard"/>
      <text:p text:style-name="P1"><text:tab/>UART</text:p>
      <text:p text:style-name="Standard"/>
      <text:p text:style-name="P1">0<text:tab/>Word<text:tab/>UART IO</text:p>
      <text:p text:style-name="Standard"><text:tab/>Read</text:p>
      <text:p text:style-name="Standard"><text:tab/><text:tab/>bits 15 downto 11 – don't care</text:p>
      <text:p text:style-name="Standard"><text:tab/><text:tab/>bit 10<text:tab/>txint – a TX int has occurred since the last read. <text:s/>Cleared on read</text:p>
      <text:p text:style-name="Standard"><text:tab/><text:tab/>bit 9<text:tab/>rxint – an RX int has occurred since the last read. <text:s/>Cleared on read</text:p>
      <text:p text:style-name="Standard"><text:tab/><text:tab/>bit 8<text:tab/>txready – previously submitted data has been transmitted.</text:p>
      <text:p text:style-name="Standard"><text:tab/><text:tab/>Bits 7 downto 0 – received data</text:p>
      <text:p text:style-name="Standard"><text:tab/>Write</text:p>
      <text:p text:style-name="Standard"><text:tab/><text:tab/>Bits<text:tab/>15 downto 8 – don't care</text:p>
      <text:p text:style-name="Standard"><text:tab/><text:tab/>Bits<text:tab/>7 downto 0 – data to be sent.</text:p>
      <text:p text:style-name="Standard"/>
      <text:p text:style-name="P9"><text:span text:style-name="T1">2<text:tab/>Word<text:tab/>UART_CLKDIV</text:span> – clock divisor for the baud rate generator.</text:p>
      <text:p text:style-name="P9"><text:tab/><text:tab/>For a 133 MHz sysclk, 115,200 baud, use 133,000,000 / 115,200 = 1155 (0x483)</text:p>
      <text:p text:style-name="P8"/>
      <text:p text:style-name="P1">Interrupts: Int 2 – byte sent / received</text:p>
      <text:p text:style-name="P1"/>
      <text:p text:style-name="P1"/>
      <text:p text:style-name="Standard"/>
      <text:p text:style-name="P1"><text:tab/>MISC</text:p>
      <text:p text:style-name="Standard"/>
      <text:p text:style-name="Standard"><text:span text:style-name="T1">4<text:tab/>Word<text:tab/>Flags</text:span> – not yet fully defined</text:p>
      <text:p text:style-name="Standard"><text:tab/>Read</text:p>
      <text:p text:style-name="Standard"><text:tab/><text:tab/>Bit 0 – ROM overlay.</text:p>
      <text:p text:style-name="Standard"><text:tab/><text:tab/>Bits 15 downto 6 – switch status. <text:s/>(DE1 only?)</text:p>
      <text:p text:style-name="Standard"><text:tab/>Write</text:p>
      <text:p text:style-name="Standard"><text:tab/><text:tab/>Bit 0 - ROM overlay. <text:s/>When 1, reads to the lower 64k will come from</text:p>
      <text:p text:style-name="Standard"><text:tab/><text:tab/>the M4K-based BootROM. <text:s/>Writes still go to RAM.</text:p>
      <text:p text:style-name="Standard"/>
      <text:p text:style-name="Standard"><text:span text:style-name="T1">6<text:tab/>Word<text:tab/>Hex display</text:span> – writes are currently routed to the DE1 board's hex display.</text:p>
      <text:p text:style-name="Standard"><text:tab/><text:tab/>On the C3 board, they're sent to the power LEDs, until I define a</text:p>
      <text:p text:style-name="Standard"><text:tab/><text:tab/>proper register for those.</text:p>
      <text:p text:style-name="Standard"/>
      <text:p text:style-name="P1">26<text:tab/>Word<text:tab/>PLL Configuration (Experimental, subsequently removed)</text:p>
      <text:p text:style-name="Standard"><text:tab/>Write<text:tab/>Bit 0, PLL nudge, low byte. <text:s text:c="5"/>Bit 1, PLL nudge, high byte.</text:p>
      <text:p text:style-name="Standard"><text:tab/><text:tab/>Bit 15, PLL nudge direction: 0 – increase, 1 - decrease</text:p>
      <text:p text:style-name="Standard"/>
      <text:p text:style-name="P1">28<text:tab/>Word<text:tab/>Memory size register</text:p>
      <text:p text:style-name="Standard"><text:tab/>Read<text:tab/>Total number of address bits for memory (SDRAM rows + columns + banks)</text:p>
      <text:p text:style-name="Standard"/>
      <text:p text:style-name="P1"><text:soft-page-break/>2A<text:tab/>Word<text:tab/>System Clock Frequency</text:p>
      <text:p text:style-name="Standard"><text:tab/>Read<text:tab/>Returns 10 * the base clock frequency. <text:s/>Likely to be either 100MHz or 113.5MHz</text:p>
      <text:p text:style-name="Standard"><text:tab/>(Now the Memory/Video clock and CPU/Peripheral clock are different, returns the latter,</text:p>
      <text:p text:style-name="Standard"><text:tab/>so more likely to be 25Mhz.)</text:p>
      <text:p text:style-name="Standard"/>
      <text:p text:style-name="P1">2C<text:tab/>Word<text:tab/>Maximum SPI speed</text:p>
      <text:p text:style-name="Standard"><text:tab/>Read<text:tab/>Returns the highest allowable SPI speed, in a form suitable for feeding into</text:p>
      <text:p text:style-name="Standard"><text:tab/><text:tab/>the timer DIV7 register.</text:p>
      <text:p text:style-name="Standard"/>
      <text:p text:style-name="Standard"/>
      <text:p text:style-name="P7"><text:tab/>KEYBOARD / MOUSE</text:p>
      <text:p text:style-name="Standard"/>
      <text:p text:style-name="P1">8<text:tab/>Word<text:tab/>PS/2 Keyboard</text:p>
      <text:p text:style-name="P1">A<text:tab/>Word<text:tab/>PS/2 Mouse</text:p>
      <text:p text:style-name="Standard"><text:tab/>Read</text:p>
      <text:p text:style-name="Standard"><text:tab/><text:tab/>Bits 15 downto 12 – don't care</text:p>
      <text:p text:style-name="Standard"><text:tab/><text:tab/>Bit 11<text:tab/>Data received flag. <text:s/>Cleared on read.</text:p>
      <text:p text:style-name="Standard"><text:tab/><text:tab/>Bit 10<text:tab/>Ready to send. <text:s/>Zero while a byte is being sent to the PS/2 device</text:p>
      <text:p text:style-name="Standard"><text:tab/><text:tab/>Bits 9 downto 0 – stop bit, parity bit, then 8 data bits.</text:p>
      <text:p text:style-name="Standard"><text:tab/>Write</text:p>
      <text:p text:style-name="Standard"><text:tab/><text:tab/>Bits 15 downto 8 – don't care</text:p>
      <text:p text:style-name="Standard"><text:tab/><text:tab/>Bits 7 downto 0 – byte to be sent to PS/2 device</text:p>
      <text:p text:style-name="Standard"/>
      <text:p text:style-name="P1">Interrupts: Int 4 – data sent / received</text:p>
      <text:p text:style-name="P1"/>
      <text:p text:style-name="P1"/>
      <text:p text:style-name="P1"/>
      <text:p text:style-name="P1"><text:tab/>TIMERS:</text:p>
      <text:p text:style-name="P1"/>
      <text:p text:style-name="P1">E<text:tab/>Timer Control word</text:p>
      <text:p text:style-name="Standard"><text:tab/>Read</text:p>
      <text:p text:style-name="Standard"><text:tab/><text:tab/>Bits 15 downto 6, 1 don't care</text:p>
      <text:p text:style-name="Standard"><text:tab/><text:tab/>Bit 5<text:tab/>tr5 – set by timer event, cleared on read.</text:p>
      <text:p text:style-name="Standard"><text:tab/><text:tab/>Bit 4<text:tab/>tr4 – set by timer event, cleared on read.</text:p>
      <text:p text:style-name="Standard"><text:tab/><text:tab/>Bit 3<text:tab/>tr3 – set by timer event, cleared on read.</text:p>
      <text:p text:style-name="Standard"><text:tab/><text:tab/>Bit 1<text:tab/>tr2 – set by timer event, cleared on read.</text:p>
      <text:p text:style-name="Standard"><text:tab/><text:tab/>Bit 2<text:tab/>tr1 – set by timer event, cleared on read.</text:p>
      <text:p text:style-name="Standard"><text:tab/>Write</text:p>
      <text:p text:style-name="Standard"><text:tab/><text:tab/>Bits 15 downto 4, 8 downto 0 – don't care</text:p>
      <text:p text:style-name="Standard"><text:tab/><text:tab/>Bit 13<text:tab/>en5 – enable interrupt for timer 5</text:p>
      <text:p text:style-name="Standard"><text:tab/><text:tab/>Bit 12<text:tab/>en4 – enable interrupt for timer 4</text:p>
      <text:p text:style-name="Standard"><text:tab/><text:tab/>Bit 11<text:tab/>en3 – enable interrupt for timer 3</text:p>
      <text:p text:style-name="Standard"><text:tab/><text:tab/>Bit 10<text:tab/>en2 – enable interrupt for timer 2</text:p>
      <text:p text:style-name="Standard"><text:tab/><text:tab/>Bit 9<text:tab/>en1 – enable interrupt for timer 1</text:p>
      <text:p text:style-name="Standard"/>
      <text:p text:style-name="Standard"><text:span text:style-name="T1">10<text:tab/>Word<text:tab/>Timer 0 divisor.</text:span> <text:s/>Timer 0 operates as a base clock for timers 1 through 6</text:p>
      <text:p text:style-name="P1">12<text:tab/>Word<text:tab/>Timer 1 divisor.<text:span text:style-name="T3"> <text:s/>Continuous timer</text:span></text:p>
      <text:p text:style-name="P1">14<text:tab/>Word<text:tab/>Timer 2 divisor.<text:span text:style-name="T3"> <text:s/>Continuous timer</text:span></text:p>
      <text:p text:style-name="P1">16<text:tab/>Word<text:tab/>Timer 3 divisor.<text:span text:style-name="T3"> <text:s/>Continuous timer</text:span></text:p>
      <text:p text:style-name="P1">18<text:tab/>Word<text:tab/>Timer 4 divisor.<text:span text:style-name="T3"> <text:s/>One-shot timer.</text:span></text:p>
      <text:p text:style-name="P1">1A<text:tab/>Word<text:tab/>Timer 5 divisor.<text:span text:style-name="T3"> <text:s/>One-shot timer.</text:span></text:p>
      <text:p text:style-name="P1">1C<text:tab/>Word<text:tab/>Timer 6 divisor.<text:span text:style-name="T3"> <text:s/>One-shot timer</text:span></text:p>
      <text:p text:style-name="P1"><text:soft-page-break/>1E<text:tab/>Word<text:tab/>Timer 7 divisor. <text:s/><text:span text:style-name="T2">Clock generator for SPI - based on sysclk, not clk0</text:span></text:p>
      <text:p text:style-name="Standard"/>
      <text:p text:style-name="P1">Interrupts: Int 3 – timer event</text:p>
      <text:p text:style-name="P1"/>
      <text:p text:style-name="P1"/>
      <text:p text:style-name="P12"/>
      <text:p text:style-name="P1"><text:tab/>SPI (SD-card):</text:p>
      <text:p text:style-name="P1"/>
      <text:p text:style-name="P1">20<text:tab/>SPI register</text:p>
      <text:p text:style-name="P10"><text:tab/>Read</text:p>
      <text:p text:style-name="P10"><text:tab/><text:tab/>Bits 7 downto 0: Data received from a single 8-bit SPI transaction with the SD card</text:p>
      <text:p text:style-name="P10"><text:tab/>Write</text:p>
      <text:p text:style-name="P10"><text:tab/><text:tab/>Writing to this register triggers an SPI transaction.</text:p>
      <text:p text:style-name="P10"><text:tab/><text:tab/>The byte written to the lower 8 bits is sent to the SPI device,</text:p>
      <text:p text:style-name="P10"><text:tab/><text:tab/>and the 8-bit reply to the previous transaction is received</text:p>
      <text:p text:style-name="P10"><text:tab/><text:tab/>and made available for reading.</text:p>
      <text:p text:style-name="P10"/>
      <text:p text:style-name="P7">22<text:tab/>SPI CS register</text:p>
      <text:p text:style-name="P6"><text:tab/>Read</text:p>
      <text:p text:style-name="P6"><text:tab/><text:tab/>Bit 15 Busy – 1 if an SPI transaction is in progress</text:p>
      <text:p text:style-name="P10"><text:tab/>Write</text:p>
      <text:p text:style-name="P10"><text:tab/><text:tab/>Bit 0 <text:s/>SD select – 1 for active, 0 for inactive. (inverted with respect to the <text:s/>CS line)</text:p>
      <text:p text:style-name="P10"/>
      <text:p text:style-name="P1">24<text:tab/>Blocking SPI register</text:p>
      <text:p text:style-name="P10"><text:tab/>Behaves exactly as register 20, except the transaction is delayed (and the cpu</text:p>
      <text:p text:style-name="P10"><text:tab/>paused) until SPI CS-&gt;Busy is low, eliminating the need to poll in software.</text:p>
      <text:p text:style-name="P10"/>
      <text:p text:style-name="P1">100-<text:tab/>SPI Pump registers</text:p>
      <text:p text:style-name="P6"><text:tab/>These registers are useful for transferring a sector of data from SD card.</text:p>
      <text:p text:style-name="P6"><text:tab/>Reading waits for SPI CS-&gt;Busy to drop, then returns the most recent 16-bits of data.</text:p>
      <text:p text:style-name="P6"><text:tab/>It also triggers the transfer of a further 16-bits. <text:s/>CPU overhead can thus be kept to</text:p>
      <text:p text:style-name="P6"><text:tab/>a minimum – it's possible to transfer 64 bytes or more in a single instruction</text:p>
      <text:p text:style-name="P6"><text:tab/>with judicious use of movem.l.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2-06-30T15:03:23.79</meta:creation-date>
    <dc:date>2020-09-18T09:32:03.190000000</dc:date>
    <meta:editing-duration>PT1H36M25S</meta:editing-duration>
    <meta:editing-cycles>36</meta:editing-cycles>
    <meta:generator>LibreOffice/6.4.4.2$Windows_X86_64 LibreOffice_project/3d775be2011f3886db32dfd395a6a6d1ca2630ff</meta:generator>
    <meta:document-statistic meta:table-count="0" meta:image-count="0" meta:object-count="0" meta:page-count="5" meta:paragraph-count="129" meta:word-count="937" meta:character-count="5253" meta:non-whitespace-character-count="4249"/>
  </office:meta>
</office:document-meta>
</file>